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1138003656719488736"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4506747015947574977"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3132321425080492089"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8663392009973400223"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5248332475879256284"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6969636378125669426"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7362033075769744823"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843802416761854422"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0342459" text:continue-list="list7362033075769744823"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2825550647739887089"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0322224"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0344546"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0341897" text:continue-numbering="true" text:style-name="L9">
        <text:list-item>
          <text:list>
            <text:list-header>
              <text:p text:style-name="P209">Warm down: <text:span text:style-name="T3">0.25 mile jog home</text:span></text:p>
              <text:p text:style-name="P210"/>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0325976"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0314968"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6298836945159810986"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1324177285434580204"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1497892192930216778"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0342075" text:continue-numbering="true" text:style-name="L12">
        <text:list-item>
          <text:list>
            <text:list-header>
              <text:p text:style-name="P214">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855855817187199514" text:style-name="L13">
        <text:list-item>
          <text:list>
            <text:list-header>
              <text:p text:style-name="P203">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3654578298549976009"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7219892734014297089" text:style-name="L15">
        <text:list-item>
          <text:list>
            <text:list-header>
              <text:p text:style-name="P183">1.5 miles averaging about 9:40/mile and rest 1 min</text:p>
            </text:list-header>
          </text:list>
        </text:list-item>
      </text:list>
      <text:p text:style-name="P24">1 mile in 8:26 and rest 2 min</text:p>
      <text:list xml:id="list8738857196407802531"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348057922402254688" text:style-name="L17">
        <text:list-item>
          <text:list>
            <text:list-header>
              <text:p text:style-name="P185">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0317836" text:continue-numbering="true" text:style-name="L17">
        <text:list-item>
          <text:list>
            <text:list-header>
              <text:p text:style-name="P185">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224025577518814054"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627554426894858634"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1938031543401591112"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0316045" text:continue-list="list627554426894858634" text:style-name="L19">
        <text:list-item>
          <text:list>
            <text:list-header>
              <text:p text:style-name="P187">(Pace*HR)=1240</text:p>
            </text:list-header>
          </text:list>
        </text:list-item>
      </text:list>
      <text:list xml:id="list30338652" text:continue-list="list224025577518814054" text:style-name="L18">
        <text:list-item>
          <text:list>
            <text:list-header>
              <text:p text:style-name="P186">2 miles at 10:46/mile Ave HR= 121 bpm and rest a few minutes</text:p>
            </text:list-header>
          </text:list>
        </text:list-item>
      </text:list>
      <text:list xml:id="list30330478" text:continue-list="list30316045"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0317160"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3753878278354510278"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2635863584382057005"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051345661642803946"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8308133587887652457" text:style-name="L24">
        <text:list-item>
          <text:p text:style-name="P213">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walk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605479277611003470"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5139314898953625541"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0325896" text:continue-numbering="true" text:style-name="L26">
        <text:list-item>
          <text:list>
            <text:list-header>
              <text:p text:style-name="P191">0.1 mile lead in to a 4 mile run</text:p>
              <text:p text:style-name="P206">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0320057"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4240857218155618821"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2210322868765190088"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660952461832059925"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1678673199054842603"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3687172867348617240"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325575004515734860" text:style-name="L32">
        <text:list-item>
          <text:list>
            <text:list-header>
              <text:p text:style-name="P197">0.25 miles in 2:54</text:p>
              <text:p text:style-name="P197">1 mile in 9:21 going faster as I ran and ending at around 8:30 pace</text:p>
            </text:list-header>
          </text:list>
        </text:list-item>
      </text:list>
      <text:list xml:id="list1846769105902844741"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2336040166613285071"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8176123851503490918"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976082251007347984" text:style-name="L36">
        <text:list-item>
          <text:list>
            <text:list-header>
              <text:p text:style-name="P201">1.5 miles on a treadmill including 2 x 0.5 miles in 5:02 and 5:00</text:p>
              <text:p text:style-name="P201">In the afternoon:</text:p>
              <text:p text:style-name="P201">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10"><text:span text:style-name="T3"/></text:p>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10"><text:span text:style-name="T3"/></text:p>
      <text:p text:style-name="P10"><text:span text:style-name="T3"/></text:p>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text:soft-page-break/>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4782756700176897032" text:style-name="L37">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text:soft-page-break/>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text:soft-page-break/>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2-01T10:07:19.68</dc:date>
    <dc:creator>James Lombardi</dc:creator>
    <meta:editing-duration>P27DT15H53M23S</meta:editing-duration>
    <meta:editing-cycles>2046</meta:editing-cycles>
    <meta:generator>OpenOffice/4.1.2$Win32 OpenOffice.org_project/412m3$Build-9782</meta:generator>
    <meta:document-statistic meta:table-count="0" meta:image-count="9" meta:object-count="0" meta:page-count="203" meta:paragraph-count="5894" meta:word-count="63808" meta:character-count="327057"/>
  </office:meta>
</office:document-meta>
</file>